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1000000589F56A8AC58C091E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2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027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18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-0.508cm" fo:text-indent="0cm" style:auto-text-indent="false"/>
    </style:style>
    <style:style style:name="P2" style:family="paragraph" style:parent-style-name="Standard">
      <style:paragraph-properties fo:margin-left="0cm" fo:margin-right="-0.508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P4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P7" style:family="paragraph" style:parent-style-name="Text_20_body">
      <style:paragraph-properties fo:text-align="justify" style:justify-single-word="false"/>
      <style:text-properties style:font-name="Nimbus Roman No9 L" officeooo:paragraph-rsid="000cecb8" style:font-name-complex="Nimbus Roman No9 L1"/>
    </style:style>
    <style:style style:name="P8" style:family="paragraph" style:parent-style-name="Standard">
      <style:paragraph-properties fo:text-align="justify" style:justify-single-word="false"/>
      <style:text-properties style:font-name="Nimbus Roman No9 L" style:font-name-complex="Nimbus Roman No9 L1"/>
    </style:style>
    <style:style style:name="P9" style:family="paragraph" style:parent-style-name="Standard">
      <style:paragraph-properties fo:text-align="center" style:justify-single-word="false"/>
      <style:text-properties style:font-name="Nimbus Roman No9 L" style:font-name-complex="Nimbus Roman No9 L1"/>
    </style:style>
    <style:style style:name="P10" style:family="paragraph" style:parent-style-name="Standard">
      <style:paragraph-properties fo:text-align="justify" style:justify-single-word="false"/>
      <style:text-properties style:font-name="Nimbus Roman No9 L" fo:language="es" fo:country="ES" officeooo:paragraph-rsid="000cecb8" style:font-name-complex="Nimbus Roman No9 L1"/>
    </style:style>
    <style:style style:name="P11" style:family="paragraph" style:parent-style-name="Standard">
      <style:paragraph-properties fo:text-align="center" style:justify-single-word="false"/>
      <style:text-properties style:font-name="Nimbus Roman No9 L" officeooo:paragraph-rsid="000cecb8"/>
    </style:style>
    <style:style style:name="P12" style:family="paragraph" style:parent-style-name="Standard">
      <style:paragraph-properties fo:text-align="justify" style:justify-single-word="false"/>
      <style:text-properties style:font-name="Nimbus Roman No9 L"/>
    </style:style>
    <style:style style:name="P13" style:family="paragraph" style:parent-style-name="Standard">
      <style:paragraph-properties fo:margin-left="5.413cm" fo:margin-right="0cm" fo:text-align="justify" style:justify-single-word="false" fo:text-indent="-5.442cm" style:auto-text-indent="false"/>
      <style:text-properties style:font-name="Nimbus Roman No9 L" style:font-name-complex="Nimbus Roman No9 L1"/>
    </style:style>
    <style:style style:name="P14" style:family="paragraph" style:parent-style-name="Standard">
      <style:paragraph-properties fo:margin-left="5.413cm" fo:margin-right="0cm" fo:text-align="justify" style:justify-single-word="false" fo:text-indent="-5.442cm" style:auto-text-indent="false"/>
      <style:text-properties style:font-name="Nimbus Roman No9 L" officeooo:paragraph-rsid="000cecb8" style:font-name-complex="Nimbus Roman No9 L1"/>
    </style:style>
    <style:style style:name="P15" style:family="paragraph" style:parent-style-name="Standard">
      <style:paragraph-properties fo:margin-left="0cm" fo:margin-right="0cm" fo:text-indent="0.499cm" style:auto-text-indent="false"/>
      <style:text-properties style:font-name="Nimbus Roman No9 L" fo:font-size="12pt" officeooo:paragraph-rsid="000cecb8" style:font-size-asian="12pt" style:font-name-complex="Nimbus Roman No9 L1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Nimbus Roman No9 L" fo:font-size="12pt" officeooo:paragraph-rsid="000cecb8" style:font-size-asian="12pt" style:font-name-complex="Nimbus Roman No9 L1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Nimbus Roman No9 L" officeooo:paragraph-rsid="000cecb8" style:font-name-complex="Nimbus Roman No9 L1"/>
    </style:style>
    <style:style style:name="P18" style:family="paragraph" style:parent-style-name="Sangría_20_2_20_de_20_t._20_independiente">
      <style:paragraph-properties fo:margin-left="0.009cm" fo:margin-right="0cm" fo:text-align="justify" style:justify-single-word="false" fo:text-indent="0cm" style:auto-text-indent="false" style:snap-to-layout-grid="false"/>
      <style:text-properties style:font-name="Nimbus Roman No9 L" fo:font-style="normal" officeooo:paragraph-rsid="000cecb8" style:font-style-asian="normal" style:font-name-complex="Nimbus Roman No9 L1" style:font-style-complex="normal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Nimbus Roman No9 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fo:language="es" fo:country="MX" style:font-name-complex="Nimbus Roman No9 L1"/>
    </style:style>
    <style:style style:name="T4" style:family="text">
      <style:text-properties style:font-name-complex="Nimbus Roman No9 L1"/>
    </style:style>
    <style:style style:name="T5" style:family="text">
      <style:text-properties officeooo:rsid="000cecb8" style:font-name-complex="Nimbus Roman No9 L1"/>
    </style:style>
    <style:style style:name="T6" style:family="text">
      <style:text-properties fo:font-style="normal" style:font-style-asian="normal" style:font-name-complex="Nimbus Roman No9 L1" style:font-style-complex="normal"/>
    </style:style>
    <style:style style:name="T7" style:family="text">
      <style:text-properties fo:font-style="normal" officeooo:rsid="000e5d6f" style:font-style-asian="normal" style:font-style-complex="normal"/>
    </style:style>
    <style:style style:name="T8" style:family="text">
      <style:text-properties style:use-window-font-color="true" fo:font-size="12pt" fo:language="es" fo:country="ES" style:font-name-asian="Times New Roman" style:font-size-asian="12pt" style:language-asian="zh" style:country-asian="CN" style:font-size-complex="12pt" style:language-complex="ar" style:country-complex="SA"/>
    </style:style>
    <style:style style:name="T9" style:family="text">
      <style:text-properties style:use-window-font-color="true" fo:font-size="12pt" fo:language="es" fo:country="ES" officeooo:rsid="000e5d6f" style:font-name-asian="Times New Roman" style:font-size-asian="12pt" style:language-asian="zh" style:country-asian="CN" style:font-size-complex="12pt" style:language-complex="ar" style:country-complex="SA"/>
    </style:style>
    <style:style style:name="T10" style:family="text">
      <style:text-properties style:use-window-font-color="true" fo:font-size="12pt" fo:language="es" fo:country="ES" fo:font-weight="normal" style:font-name-asian="Times New Roman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11" style:family="text">
      <style:text-properties style:use-window-font-color="true" fo:font-size="12pt" fo:language="es" fo:country="ES" fo:font-weight="normal" officeooo:rsid="000e5d6f" style:font-name-asian="Times New Roman" style:font-size-asian="12pt" style:language-asian="zh" style:country-asian="CN" style:font-weight-asian="normal" style:font-size-complex="12pt" style:language-complex="ar" style:country-complex="SA" style:font-weight-complex="normal"/>
    </style:style>
    <style:style style:name="T12" style:family="text">
      <style:text-properties fo:language="es" fo:country="ES" style:font-name-complex="Nimbus Roman No9 L1"/>
    </style:style>
    <style:style style:name="T13" style:family="text">
      <style:text-properties fo:font-size="12pt" style:font-size-asian="12pt" style:font-name-complex="Nimbus Roman No9 L1" style:font-size-complex="12pt"/>
    </style:style>
    <style:style style:name="T14" style:family="text">
      <style:text-properties fo:font-size="12pt" officeooo:rsid="000cecb8" style:font-size-asian="12pt" style:font-name-complex="Nimbus Roman No9 L1" style:font-size-complex="12pt"/>
    </style:style>
    <style:style style:name="T15" style:family="text">
      <style:text-properties officeooo:rsid="000e5d6f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3">DECLARACIÓN</text:span><text:span text:style-name="T4"> N.º </text:span><text:span text:style-name="T5">2520</text:span><text:span text:style-name="T4">-CM-19</text:span></text:p>
      <text:p text:style-name="P8"/>
      <text:p text:style-name="P14">DESCRIPCIÓN SINTÉTICA: <text:span text:style-name="T6">DECLARA DE INTERÉS MUNICIPAL, DEPORTIVO Y CULTURAL REALIZACIÓN DE LA PRETEMPORADA DEL SIC EN BARILOCHE CLUB PEHUENES</text:span></text:p>
      <text:p text:style-name="P13"/>
      <text:p text:style-name="P13"/>
      <text:p text:style-name="P8">ANTECEDENTES</text:p>
      <text:p text:style-name="P8"/>
      <text:p text:style-name="P15">Carta Orgánica Municipal.</text:p>
      <text:p text:style-name="P15"/>
      <text:p text:style-name="P15">Ordenanza 2071-CM-10: Jerarquización de las declaraciones de interés del Concejo Municipal. Reglamentación.</text:p>
      <text:p text:style-name="P15"/>
      <text:p text:style-name="P16">Resolución 057-PCM-19 del 12 de marzo de 2019 firmada por el Presidente del Concejo Municipal, Diego Benítez.</text:p>
      <text:p text:style-name="P8"/>
      <text:p text:style-name="P8">FUNDAMENTOS</text:p>
      <text:p text:style-name="P8"/>
      <text:p text:style-name="P17">Una delegación de más de sesenta jugadores del San Isidro Club de Rugby de Buenos Aires, el club de rugby más antiguo de la <text:span text:style-name="T15">A</text:span>rgentina, realiza su pretemporada en Bariloche para prepararse para el inicio del certamen de la URBA 2019.</text:p>
      <text:p text:style-name="P17"/>
      <text:p text:style-name="P17">Los entrenamientos se llevan a cabo en las instalaciones del Club Los Pehuenes, desde el 3 de marzo y hasta el 14 del mismo mes. Todo esto implica experiencia y posibilidades de compartir para los jugadores y entrenadores de la ciudad. </text:p>
      <text:p text:style-name="P17"/>
      <text:p text:style-name="P17">El presidente del Club Los Pehuenes, Diego Tyslak expresó su satisfacción por tener al “<text:span text:style-name="T15">c</text:span>lub más grande de la Argentina en su casa”.</text:p>
      <text:p text:style-name="P17"/>
      <text:p text:style-name="P17">Además San Isidro Club donó materiales deportivos a los clubes de la Unión de Rugby de los Lagos del Sur.</text:p>
      <text:p text:style-name="P17"/>
      <text:p text:style-name="P17"/>
      <text:p text:style-name="P17"/>
      <text:p text:style-name="P17"><text:soft-page-break/>La realización de este tipo de actividades es de suma importancia para la ciudad, tanto en lo deportivo por el intercambio de experiencia y fortalecimiento de lazos entre los deportistas y dirigentes como en lo turístico, ya que es uno de los modos óptimos para romper la estacionalidad de la actividad en el sector. </text:p>
      <text:p text:style-name="P17"/>
      <text:p text:style-name="P17"><text:span text:style-name="T4">Por todo lo expuesto consideramos de gran importancia que este cuerpo declare de interés municipal, deportivo y cultural a la </text:span><text:span text:style-name="T15">r</text:span><text:span text:style-name="T6">ealización de la </text:span><text:span text:style-name="T7">p</text:span><text:span text:style-name="T6">retemporada de San Isidro Club en Bariloche – Club Los Pehuenes.</text:span></text:p>
      <text:p text:style-name="P8"/>
      <text:p text:style-name="P10">AUTOR: Presidente del Concejo Municipal, Diego Benítez.</text:p>
      <text:p text:style-name="P10"/>
      <text:p text:style-name="P7"><text:span text:style-name="T12">INICIATIVA: Concejal</text:span><text:span text:style-name="T4"> Daniel González (PRO).</text:span></text:p>
      <text:p text:style-name="P8"/>
      <text:p text:style-name="P8"/>
      <text:p text:style-name="P11"><text:span text:style-name="T13">La resolución 05</text:span><text:span text:style-name="T14">7</text:span><text:span text:style-name="T13">-PCM-19, con las modificaciones introducidas, fue aprobada en la sesión del día 1</text:span><text:span text:style-name="T14">4</text:span><text:span text:style-name="T13"> de marzo de 2019</text:span><text:span text:style-name="T4">, según consta en el Acta N.º 111</text:span><text:span text:style-name="T5">1</text:span><text:span text:style-name="T4">/19. Por ello, en ejercicio de las atribuciones que le otorga el Art. 38 de la Carta Orgánica Municipal,</text:span></text:p>
      <text:p text:style-name="P9"/>
      <text:p text:style-name="P9"/>
      <text:p text:style-name="P9">EL CONCEJO MUNICIPAL DE SAN CARLOS DE BARILOCHE</text:p>
      <text:p text:style-name="P9">SANCIONA CON CARÁCTER DE </text:p>
      <text:p text:style-name="P9"/>
      <text:p text:style-name="P9">DECLARACIÓN</text:p>
      <text:p text:style-name="P8"/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Art. 1°) </text:p>
          </table:table-cell>
          <table:table-cell table:style-name="Tabla1.A1" office:value-type="string">
            <text:p text:style-name="P18"><text:span text:style-name="T8">Se declara de interés municipal, deportivo y cultural la </text:span><text:span text:style-name="T9">r</text:span><text:span text:style-name="T10">ealización de la </text:span><text:span text:style-name="T11">p</text:span><text:span text:style-name="T10">retemporada del San Isidro Club en Bariloche – Club Los Pehuenes a realizarse los días 3 al 14 de marzo de 2019 en las instalaciones del Club Los Pehuenes</text:span><text:span text:style-name="T8">.</text:span></text:p>
            <text:p text:style-name="P8"/>
          </table:table-cell>
        </table:table-row>
        <table:table-row table:style-name="Tabla1.1">
          <table:table-cell table:style-name="Tabla1.A1" office:value-type="string">
            <text:p text:style-name="P8">Art. 2°)</text:p>
          </table:table-cell>
          <table:table-cell table:style-name="Tabla1.A1" office:value-type="string">
            <text:p text:style-name="P8">La presente declaración no implica la obligatoriedad de efectuar erogaciones por parte de la Administración Municipal. </text:p>
            <text:p text:style-name="P8"/>
          </table:table-cell>
        </table:table-row>
        <table:table-row table:style-name="Tabla1.1">
          <table:table-cell table:style-name="Tabla1.A1" office:value-type="string">
            <text:p text:style-name="P8">Art. 3°) </text:p>
          </table:table-cell>
          <table:table-cell table:style-name="Tabla1.A1" office:value-type="string">
            <text:p text:style-name="P8">Comuníquese. Dése a publicidad. Cumplido, archívese.</text:p>
            <text:p text:style-name="P8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2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-left="6.085cm" fo:margin-right="0cm" fo:margin-top="0cm" fo:margin-bottom="0cm" loext:contextual-spacing="false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/>
      <style:text-properties style:use-window-font-color="true" style:font-name="Nimbus Roman No9 L1" fo:font-family="'Nimbus Roman No9 L', 'Times New Roman'" style:font-family-generic="roman" style:font-pitch="variable" fo:font-size="12pt" fo:language="es" fo:country="AR" style:font-name-asian="Droid Sans Fallback" style:font-family-asian="'Droid Sans Fallback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Fuente_20_de_20_párrafo_20_predeter." style:display-name="Fuente de párrafo predeter." style:family="text"/>
    <style:style style:name="Texto_20_sin_20_formato_20_Car" style:display-name="Texto sin formato Car" style:family="text" style:parent-style-name="Fuente_20_de_20_párrafo_20_predeter."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166cm" fo:break-before="page" table:align="left" style:writing-mode="lr-tb"/>
    </style:style>
    <style:style style:name="Tabla2.A" style:family="table-column">
      <style:table-column-properties style:column-width="4.378cm"/>
    </style:style>
    <style:style style:name="Tabla2.B" style:family="table-column">
      <style:table-column-properties style:column-width="5.186cm"/>
    </style:style>
    <style:style style:name="Tabla2.C" style:family="table-column">
      <style:table-column-properties style:column-width="5.602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a3" style:family="table">
      <style:table-properties style:width="15.166cm" fo:break-before="page" table:align="left" style:writing-mode="lr-tb"/>
    </style:style>
    <style:style style:name="Tabla3.A" style:family="table-column">
      <style:table-column-properties style:column-width="4.378cm"/>
    </style:style>
    <style:style style:name="Tabla3.B" style:family="table-column">
      <style:table-column-properties style:column-width="5.186cm"/>
    </style:style>
    <style:style style:name="Tabla3.C" style:family="table-column">
      <style:table-column-properties style:column-width="5.602cm"/>
    </style:style>
    <style:style style:name="Tabla3.1" style:family="table-row">
      <style:table-row-properties style:min-row-height="3.295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Standard">
      <style:paragraph-properties fo:margin-left="0cm" fo:margin-right="-0.508cm" fo:text-align="center" style:justify-single-word="false" fo:text-indent="0cm" style:auto-text-indent="false"/>
    </style:style>
    <style:style style:name="MP2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MP3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MP4" style:family="paragraph" style:parent-style-name="Standard">
      <style:paragraph-properties fo:margin-left="0cm" fo:margin-right="-0.508cm" fo:text-indent="0cm" style:auto-text-indent="false"/>
    </style:style>
    <style:style style:name="M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MP6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3.731cm" fo:margin-left="0cm" fo:margin-right="0cm" fo:margin-top="3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DCLE</text:p>
            </table:table-cell>
            <table:table-cell table:style-name="Tabla2.A1" office:value-type="string">
              <text:p text:style-name="MP2">DECLARACIÓN </text:p>
            </table:table-cell>
            <table:table-cell table:style-name="Tabla2.C1" office:value-type="string">
              <text:p text:style-name="MP3"/>
              <text:p text:style-name="MP4"><draw:frame draw:style-name="Mfr1" draw:name="Imagen1" text:anchor-type="char" svg:y="-0.146cm" svg:width="4.311cm" svg:height="1.282cm" draw:z-index="0"><draw:image xlink:href="Pictures/10000000000000F1000000589F56A8AC58C091E5.jpg" xlink:type="simple" xlink:show="embed" xlink:actuate="onLoad" loext:mime-type="image/jpeg"/></draw:frame></text:p>
              <text:p text:style-name="MP4"/>
              <text:p text:style-name="MP4"/>
              <text:p text:style-name="MP5"/>
              <text:p text:style-name="MP6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Standard"/>
      </style:header>
      <style:header-left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DCLE</text:p>
            </table:table-cell>
            <table:table-cell table:style-name="Tabla3.A1" office:value-type="string">
              <text:p text:style-name="MP2">DECLARACIÓN </text:p>
            </table:table-cell>
            <table:table-cell table:style-name="Tabla3.C1" office:value-type="string">
              <text:p text:style-name="MP3"/>
              <text:p text:style-name="MP4"><draw:frame draw:style-name="Mfr1" draw:name="Imagen2" text:anchor-type="char" svg:y="-0.146cm" svg:width="4.311cm" svg:height="1.282cm" draw:z-index="1"><draw:image xlink:href="Pictures/10000000000000F1000000589F56A8AC58C091E5.jpg" xlink:type="simple" xlink:show="embed" xlink:actuate="onLoad" loext:mime-type="image/jpeg"/></draw:frame></text:p>
              <text:p text:style-name="MP4"/>
              <text:p text:style-name="MP4"/>
              <text:p text:style-name="MP5"/>
              <text:p text:style-name="MP6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4"/>
      </style:header-left>
      <style:footer>
        <text:p text:style-name="Standard"/>
      </style:footer>
      <style:footer-left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10-04-05T21:29:00</meta:creation-date>
    <dc:date>2019-03-15T10:55:59.195002126</dc:date>
    <meta:print-date>2017-03-17T10:27:00</meta:print-date>
    <meta:editing-cycles>9</meta:editing-cycles>
    <meta:editing-duration>PT16M44S</meta:editing-duration>
    <meta:generator>LibreOffice/6.2.1.2$Linux_X86_64 LibreOffice_project/7bcb35dc3024a62dea0caee87020152d1ee96e71</meta:generator>
    <meta:document-statistic meta:table-count="3" meta:image-count="2" meta:object-count="0" meta:page-count="2" meta:paragraph-count="31" meta:word-count="431" meta:character-count="2685" meta:non-whitespace-character-count="2275"/>
  </office:meta>
</office:document-meta>
</file>